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19000001F4A7A8CAD7AD0422E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.59cm" svg:height="11.09cm" draw:z-index="0"><draw:image xlink:href="Pictures/1000000000000319000001F4A7A8CAD7AD0422E5.png" xlink:type="simple" xlink:show="embed" xlink:actuate="onLoad"/></draw:frame><draw:frame text:anchor-type="paragraph" draw:z-index="1" draw:name="Shape1" draw:style-name="gr1" draw:text-style-name="P2" svg:width="5.16cm" svg:height="0.927cm" svg:x="6.546cm" svg:y="12.342cm"><draw:text-box><text:p text:style-name="P1">USE CASE DIAGRAM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8:53:09.604502664</meta:creation-date>
    <dc:date>2016-10-09T18:54:32.198637245</dc:date>
    <meta:editing-duration>PT1M2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